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itle">
      <style:text-properties officeooo:rsid="00021828" officeooo:paragraph-rsid="00021828"/>
    </style:style>
    <style:style style:name="P2" style:family="paragraph" style:parent-style-name="Text_20_body">
      <style:text-properties officeooo:rsid="00021828" officeooo:paragraph-rsid="00021828"/>
    </style:style>
    <style:style style:name="P3" style:family="paragraph" style:parent-style-name="Subtitle">
      <style:text-properties officeooo:rsid="00021828" officeooo:paragraph-rsid="00021828"/>
    </style:style>
    <style:style style:name="P4" style:family="paragraph" style:parent-style-name="Heading_20_3">
      <style:paragraph-properties fo:text-align="center" style:justify-single-word="false"/>
      <style:text-properties officeooo:rsid="00021828" officeooo:paragraph-rsid="00021828"/>
    </style:style>
    <style:style style:name="P5" style:family="paragraph" style:parent-style-name="Heading_20_1">
      <style:paragraph-properties fo:break-before="page"/>
      <style:text-properties officeooo:rsid="00021828" officeooo:paragraph-rsid="00021828"/>
    </style:style>
    <style:style style:name="P6" style:family="paragraph" style:parent-style-name="Text_20_body">
      <style:text-properties officeooo:rsid="0004643f" officeooo:paragraph-rsid="0004643f"/>
    </style:style>
    <style:style style:name="P7" style:family="paragraph" style:parent-style-name="Endnote">
      <style:text-properties officeooo:rsid="00065823" officeooo:paragraph-rsid="00065823"/>
    </style:style>
    <style:style style:name="P8" style:family="paragraph" style:parent-style-name="Text_20_body">
      <style:text-properties officeooo:rsid="00065823" officeooo:paragraph-rsid="00065823"/>
    </style:style>
    <style:style style:name="P9" style:family="paragraph" style:parent-style-name="Endnote">
      <style:text-properties officeooo:paragraph-rsid="00065823"/>
    </style:style>
    <style:style style:name="P10" style:family="paragraph" style:parent-style-name="Text_20_body">
      <style:text-properties officeooo:rsid="00087048" officeooo:paragraph-rsid="00087048"/>
    </style:style>
    <style:style style:name="P11" style:family="paragraph" style:parent-style-name="Heading_20_1">
      <style:paragraph-properties fo:break-before="page"/>
      <style:text-properties officeooo:rsid="000a551d" officeooo:paragraph-rsid="000a551d"/>
    </style:style>
    <style:style style:name="P12" style:family="paragraph" style:parent-style-name="Heading_20_2">
      <style:text-properties officeooo:rsid="000a551d" officeooo:paragraph-rsid="000a551d"/>
    </style:style>
    <style:style style:name="P13" style:family="paragraph" style:parent-style-name="Text_20_body">
      <style:text-properties officeooo:rsid="000b7b3e" officeooo:paragraph-rsid="000b7b3e"/>
    </style:style>
    <style:style style:name="P14" style:family="paragraph" style:parent-style-name="Text_20_body">
      <style:text-properties officeooo:rsid="000d3ee8" officeooo:paragraph-rsid="000d3ee8"/>
    </style:style>
    <style:style style:name="P15" style:family="paragraph" style:parent-style-name="Text_20_body">
      <style:text-properties officeooo:rsid="000f1ad7" officeooo:paragraph-rsid="000f1ad7"/>
    </style:style>
    <style:style style:name="P16" style:family="paragraph" style:parent-style-name="Heading_20_2">
      <style:text-properties officeooo:rsid="001568e6" officeooo:paragraph-rsid="001568e6"/>
    </style:style>
    <style:style style:name="P17" style:family="paragraph" style:parent-style-name="Text_20_body">
      <style:text-properties officeooo:rsid="00129ed5" officeooo:paragraph-rsid="001568e6"/>
    </style:style>
    <style:style style:name="P18" style:family="paragraph" style:parent-style-name="Text_20_body">
      <style:text-properties officeooo:rsid="001a96db" officeooo:paragraph-rsid="001a96db"/>
    </style:style>
    <style:style style:name="P19" style:family="paragraph" style:parent-style-name="Text_20_body">
      <style:text-properties officeooo:rsid="00203fa1" officeooo:paragraph-rsid="00203fa1"/>
    </style:style>
    <style:style style:name="T1" style:family="text">
      <style:text-properties officeooo:rsid="00028ecc"/>
    </style:style>
    <style:style style:name="T2" style:family="text">
      <style:text-properties officeooo:rsid="0004643f"/>
    </style:style>
    <style:style style:name="T3" style:family="text">
      <style:text-properties officeooo:rsid="0010c38e"/>
    </style:style>
    <style:style style:name="T4" style:family="text">
      <style:text-properties officeooo:rsid="0005101b"/>
    </style:style>
    <style:style style:name="T5" style:family="text">
      <style:text-properties officeooo:rsid="00065823"/>
    </style:style>
    <style:style style:name="T6" style:family="text">
      <style:text-properties style:font-name="Liberation Serif" officeooo:rsid="00065823"/>
    </style:style>
    <style:style style:name="T7" style:family="text">
      <style:text-properties style:font-name="Liberation Serif"/>
    </style:style>
    <style:style style:name="T8" style:family="text">
      <style:text-properties style:font-name="Liberation Serif" officeooo:rsid="00070180"/>
    </style:style>
    <style:style style:name="T9" style:family="text">
      <style:text-properties style:font-name="Liberation Serif" officeooo:rsid="00074e66"/>
    </style:style>
    <style:style style:name="T10" style:family="text">
      <style:text-properties style:text-underline-style="none" officeooo:rsid="00065823"/>
    </style:style>
    <style:style style:name="T11" style:family="text">
      <style:text-properties style:text-underline-style="none" officeooo:rsid="00070180"/>
    </style:style>
    <style:style style:name="T12" style:family="text">
      <style:text-properties style:text-position="super 58%" style:font-name="Liberation Serif" officeooo:rsid="00074e66"/>
    </style:style>
    <style:style style:name="T13" style:family="text">
      <style:text-properties style:text-position="0% 100%" style:font-name="Liberation Serif" officeooo:rsid="00074e66"/>
    </style:style>
    <style:style style:name="T14" style:family="text">
      <style:text-properties style:text-position="0% 100%" style:font-name="Liberation Serif" officeooo:rsid="00087048"/>
    </style:style>
    <style:style style:name="T15" style:family="text">
      <style:text-properties style:text-position="0% 100%" style:font-name="Liberation Serif"/>
    </style:style>
    <style:style style:name="T16" style:family="text">
      <style:text-properties style:text-position="0% 100%" style:font-name="Liberation Serif" officeooo:rsid="0010c38e"/>
    </style:style>
    <style:style style:name="T17" style:family="text">
      <style:text-properties officeooo:rsid="000cf260"/>
    </style:style>
    <style:style style:name="T18" style:family="text">
      <style:text-properties officeooo:rsid="000f17af"/>
    </style:style>
    <style:style style:name="T19" style:family="text">
      <style:text-properties style:text-position="super 58%" officeooo:rsid="000f17af"/>
    </style:style>
    <style:style style:name="T20" style:family="text">
      <style:text-properties style:text-position="0% 100%" officeooo:rsid="000f17af"/>
    </style:style>
    <style:style style:name="T21" style:family="text">
      <style:text-properties style:text-position="0% 100%"/>
    </style:style>
    <style:style style:name="T22" style:family="text">
      <style:text-properties style:text-position="0% 100%" officeooo:rsid="0010c38e"/>
    </style:style>
    <style:style style:name="T23" style:family="text">
      <style:text-properties style:text-position="0% 100%" officeooo:rsid="001e2f0f"/>
    </style:style>
    <style:style style:name="T24" style:family="text">
      <style:text-properties style:text-position="0% 100%" officeooo:rsid="001568e6"/>
    </style:style>
    <style:style style:name="T25" style:family="text">
      <style:text-properties style:text-position="0% 100%" officeooo:rsid="00185eb0"/>
    </style:style>
    <style:style style:name="T26" style:family="text">
      <style:text-properties style:text-position="0% 100%" officeooo:rsid="00237954"/>
    </style:style>
    <style:style style:name="T27" style:family="text">
      <style:text-properties style:text-position="0% 100%" officeooo:rsid="0015bc6e"/>
    </style:style>
    <style:style style:name="T28" style:family="text">
      <style:text-properties style:text-position="0% 100%" officeooo:rsid="0014485e"/>
    </style:style>
    <style:style style:name="T29" style:family="text">
      <style:text-properties style:text-position="0% 100%" fo:font-style="normal" officeooo:rsid="001568e6" style:font-style-asian="normal" style:font-style-complex="normal"/>
    </style:style>
    <style:style style:name="T30" style:family="text">
      <style:text-properties style:text-position="0% 100%" fo:font-style="normal" officeooo:rsid="0015bc6e" style:font-style-asian="normal" style:font-style-complex="normal"/>
    </style:style>
    <style:style style:name="T31" style:family="text">
      <style:text-properties style:text-position="0% 100%" fo:font-style="normal" officeooo:rsid="001a96db" style:font-style-asian="normal" style:font-style-complex="normal"/>
    </style:style>
    <style:style style:name="T32" style:family="text">
      <style:text-properties style:text-position="0% 100%" fo:font-style="normal" style:font-style-asian="normal" style:font-style-complex="normal"/>
    </style:style>
    <style:style style:name="T33" style:family="text">
      <style:text-properties style:text-position="0% 100%" fo:font-style="normal" officeooo:rsid="001c0efa" style:font-style-asian="normal" style:font-style-complex="normal"/>
    </style:style>
    <style:style style:name="T34" style:family="text">
      <style:text-properties style:text-position="0% 100%" fo:font-style="normal" officeooo:rsid="001c991e" style:font-style-asian="normal" style:font-style-complex="normal"/>
    </style:style>
    <style:style style:name="T35" style:family="text">
      <style:text-properties style:text-position="0% 100%" fo:font-style="normal" officeooo:rsid="001d2366" style:font-style-asian="normal" style:font-style-complex="normal"/>
    </style:style>
    <style:style style:name="T36" style:family="text">
      <style:text-properties style:text-position="0% 100%" fo:font-style="normal" officeooo:rsid="001e2f0f" style:font-style-asian="normal" style:font-style-complex="normal"/>
    </style:style>
    <style:style style:name="T37" style:family="text">
      <style:text-properties style:text-position="0% 100%" fo:font-style="normal" officeooo:rsid="001f3cd4" style:font-style-asian="normal" style:font-style-complex="normal"/>
    </style:style>
    <style:style style:name="T38" style:family="text">
      <style:text-properties style:text-position="0% 100%" fo:font-style="normal" officeooo:rsid="0021eef3"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hesis Proposal</text:p>
      <text:p text:style-name="P2"/>
      <text:p text:style-name="P3">Knuth-Bendix Completion for Program Optimization</text:p>
      <text:p text:style-name="P2"/>
      <text:h text:style-name="P4" text:outline-level="3">Michael Schifferer</text:h>
      <text:h text:style-name="P5" text:outline-level="1">Problem Description</text:h>
      <text:p text:style-name="P2">Term rewriting is an intuitive tool for program optimization. Finding patterns in a given term and replacing it with a simpler, yet <text:span text:style-name="T1">semantically </text:span>equivalent, term <text:span text:style-name="T1">is a relatively straightforward process. Additionally, correctness depends only on the rewrite rules used in the process. </text:span><text:span text:style-name="T2">The difficulty lies primarily in finding an order in which to apply the rules, such that the final term is optimal, with respect to the relevant criteria. A pragmatic solution to this is to simply apply all possible rules at every point in the sequence. This represents breadth-first search in the space of all terms which are equivalent to the original term. Since this search space is infinite for many interesting domains, the approach is inefficient and prone to missing candidates for the optimal term. </text:span></text:p>
      <text:p text:style-name="P6">An improvement on this naive approach is Equality Saturation <text:span text:style-name="T3">(EqSat)</text:span>. <text:span text:style-name="T4">It allows more efficient storage of the graph resulting from iteratively applying all possible rules using an E-graph. The data structure contains E-nodes and E-classes, with the former being term symbols and the latter being equivalence classes which each contain the set of root symbols of equivalent terms. Applying rewrite rules grows the E-graph by adding new nodes and a rebuilding step ensures that equivalent terms are part of the same E-class. A major advantage of this data structure is that certain patterns, such as multiplication with a neutral element in arithmetic, don’t grow the graph infinitely. As a result, the E-graph may reach a fixpoint, at which additional iterations of rule applications don’t change the graph anymore. At this point saturation is reached and the </text:span><text:span text:style-name="T5">optimal term can be extracted from the graph.</text:span><text:span text:style-name="T6"><text:note text:id="ftn0" text:note-class="endnote"><text:note-citation text:label="1">1</text:note-citation><text:note-body><text:p text:style-name="P7">Max Willsey, Chandrakana Nandi, Yisu Remy Wang, Oliver Flatt, Zachary Tatlock, and Pavel Panchekha. 2021. Egg: Fast and extensible equality saturation. Proc. ACM Program. Lang. 5, POPL, Article 23 (January 2021), 29 pages. https://doi.org/10.1145/3434304</text:p></text:note-body></text:note></text:span></text:p>
      <text:p text:style-name="P8"><text:span text:style-name="T7">Equality Saturation works well on terms of low complexity, but is computationally expensive. As a result, </text:span><text:span text:style-name="T8">saturation may not be reached due to resource limitations, when term complexity increases. To combat this problem, a variety of improvements have been proposed </text:span><text:span text:style-name="T9">for</text:span><text:span text:style-name="T8"> aspects </text:span><text:span text:style-name="T9">such as</text:span><text:span text:style-name="T8"> rule matching</text:span><text:span text:style-name="T8"><text:note text:id="ftn1" text:note-class="endnote"><text:note-citation text:label="2">2</text:note-citation><text:note-body><text:p text:style-name="P9"><text:span text:style-name="T10">Yihong Zhang, Yisu Remy Wang, Max Willsey, Zachary Tatlock. </text:span><text:span text:style-name="T11">2021. Relational E-Matching</text:span><text:span text:style-name="T10"> arXiv:2108.02290</text:span></text:p></text:note-body></text:note></text:span><text:span text:style-name="T8">, </text:span><text:span text:style-name="T9">term extraction</text:span><text:span text:style-name="T9"><text:note text:id="ftn2" text:note-class="endnote"><text:note-citation text:label="3">3</text:note-citation><text:note-body><text:p text:style-name="Endnote">Amir Kafshdar Goharshady, Chun Kit Lam, and Lionel Parreaux. 2024. Fast and Optimal Extraction for Sparse Equality Graphs. Proc. ACM Program. Lang. 8, OOPSLA2, Article 361 (October 2024), 27 pages. https://doi.org/10.1145/3689801</text:p></text:note-body></text:note></text:span><text:span text:style-name="T9">, and the data structure itself.</text:span><text:span text:style-name="T9"><text:note text:id="ftn3" text:note-class="endnote"><text:note-citation text:label="4">4</text:note-citation><text:note-body><text:p text:style-name="Endnote">https://steuwer.info/files/publications/2025/PLDI-2025.pdf</text:p></text:note-body></text:note></text:span><text:span text:style-name="T9"> Less attention has been attributed to rule selection. Existing implementations such as Egg</text:span><text:span text:style-name="T12"><text:note-ref text:note-class="endnote" text:reference-format="text" text:ref-name="ftn0">1</text:note-ref></text:span><text:span text:style-name="T12"><text:note-ref text:note-class="endnote" text:reference-format="chapter" text:ref-name="ftn0"/></text:span><text:span text:style-name="T13"> </text:span><text:span text:style-name="T14">and Cranelift</text:span><text:span text:style-name="T14"><text:note text:id="ftn4" text:note-class="endnote"><text:note-citation text:label="5">5</text:note-citation><text:note-body><text:p text:style-name="Endnote">https://cfallin.org/pubs/egraphs2023_aegraphs_slides.pdf</text:p></text:note-body></text:note></text:span><text:span text:style-name="T14"> seem to use hand-written rule sets, with limited use of bidirectional rules. The latter helps with keeping E-graph size manageable and adds guidance, given a simplifying direction. However, it also increases the likelihood of missing crucial rewrites, given that in many cases to find an optimal term, an increase in complexity has to precede simplification.</text:span></text:p>
      <text:p text:style-name="P10"><text:span text:style-name="T15">Due to resource limitations </text:span><text:span text:style-name="T16">EqSat</text:span><text:span text:style-name="T15"> fails to give any guarantees regarding coverage of the search space and optimality. In addition, complexity of terms in the context of program optimization does not coincide with any strictly mathematical order, making it difficult to reason about the quality of systems of rewrite rules. Therefore, it is necessary to conduct experimental research on the impact of rewrite rule selection for </text:span><text:span text:style-name="T16">EqSat</text:span><text:span text:style-name="T15">. A key factor is the impact of the number of rules used as well as the way rules are obtained, to determine viable methods of generating efficient sets of rewrite rules.</text:span></text:p>
      <text:h text:style-name="P11" text:outline-level="1">Related Work</text:h>
      <text:h text:style-name="P12" text:outline-level="2">Current Practice</text:h>
      <text:p text:style-name="P13">As mentioned before, current implementations of Equality Saturation rely on hand-written collections of domain specific rewrite rules. In the Egg project for example, we can find an example for mathematical expressions. The corresponding rewrite rules consist of basic axioms of arithmetic such as commutativity, common canonicalizations, and the basic rules of integration and differentiation. While most rules are unidirectional, certain rules such as distributivity are bidirectional.<text:span text:style-name="T7"><text:note text:id="ftn5" text:note-class="endnote"><text:note-citation text:label="6">6</text:note-citation><text:note-body><text:p text:style-name="Endnote">https://github.com/egraphs-good/egg/blob/main/tests/math.rs</text:p></text:note-body></text:note></text:span> <text:span text:style-name="T17">This makes sense intuitively as it limits growth of the E-graph, while allowing expansions of terms which enable more rule matches.</text:span></text:p>
      <text:p text:style-name="P14">Cranelift, a backend currently used for WebAssembly uses so called Acyclic E-graphs. Acyclicity is required, because a program’s control flow graph is turned into an E-graph, on which optimization is performed in a single pass in order to solve the pass ordering problem. To achieve this, rewrite rules must not include general associativity or commutativity and <text:span text:style-name="T18">bidirectional rules are generally not allowed. The authors acknowledge the downsides to this approach, including the potential to miss rewrites.</text:span><text:span text:style-name="T19"><text:note-ref text:note-class="endnote" text:reference-format="text" text:ref-name="ftn4">5</text:note-ref></text:span><text:span text:style-name="T20"> Similarly to Egg, the rules used consist mostly of well-known identities, although more rules are included covering specific cases. Here, due to the limitations, the quality of optimizations heavily depends on the selection of rewrite rules, as an increase in complexity of a term is not possible.</text:span></text:p>
      <text:p text:style-name="P15"><text:span text:style-name="T21">When performing </text:span><text:span text:style-name="T22">EqSat</text:span><text:span text:style-name="T21">, we are not restricted to finding </text:span><text:span text:style-name="T23">some optimal</text:span><text:span text:style-name="T21"> term. We can also use the technique for proving equivalence of two terms. Equivalence is proven, in this case, if the root symbols of both terms are in the same E-class. </text:span><text:span text:style-name="T22">The downside to using EqSat for proofs is again an explosion in E-graph size for many problems. Guided Equality Saturation tries to mitigate these issues by introducing guides, which allow a user to give hints regarding the structure the term should take. This way we can nudge the process in a promising direction.</text:span><text:span text:style-name="T22"><text:note text:id="ftn6" text:note-class="endnote"><text:note-citation text:label="7">7</text:note-citation><text:note-body><text:p text:style-name="Endnote">Thomas Kœhler, Andrés Goens, Siddharth Bhat, Tobias Grosser, Phil Trinder, and Michel Steuwer. 2024. Guided Equality Saturation. Proc. ACM Program. Lang. 8, POPL, Article 58 (January 2024), 32 pages. https://doi.org/10.1145/3632900</text:p></text:note-body></text:note></text:span><text:span text:style-name="T22"> </text:span></text:p>
      <text:h text:style-name="P16" text:outline-level="2">Knuth-Bendix Completion</text:h>
      <text:p text:style-name="P17"><text:span text:style-name="T21">We also find the idea of guiding rewrites when proving equalities </text:span><text:span text:style-name="T24">using</text:span><text:span text:style-name="T21"> Knuth-Bendix completion (KBC). However, rather than rewriting from one term to another, KBC </text:span><text:span text:style-name="T24">proofs</text:span><text:span text:style-name="T21"> attempt to rewrite both terms into a normal form. The normal form is </text:span><text:span text:style-name="T25">the</text:span><text:span text:style-name="T21"> smallest equivalent term according to the Knuth-Bendix ordering (KBO). The KBO is a well-founded simplification order. Therefore, for all equivalence classes of ground terms, </text:span><text:span text:style-name="T26">i.e. </text:span><text:span text:style-name="T21">terms, which contain no variables, there exists exactly one smallest member. </text:span><text:span text:style-name="T27">When using</text:span><text:span text:style-name="T21"> KBC, rules can only be applied in one direction, namely from the larger to the smaller side, according to KBO. </text:span><text:span text:style-name="T28">For the most basic variants of the algorithm this can become problematic as KBO is not total on non-ground terms. When a rule can’t be ordered these variants fail. It is, however, possible to delay the ordering of rules until they are matched. Variants which employ this method are called unfailing KBC, which we will simply refer to as KBC going forward. Since KBC </text:span><text:span text:style-name="T27">proofs </text:span><text:span text:style-name="T28">only allow rewrites in one direction, it needs to account for cases where an increase in complexity is required before simplifying a term to its normal form. This is particularly important, since the normal form is not known beforehand. </text:span></text:p>
      <text:p text:style-name="P17"><text:soft-page-break/><text:span text:style-name="T29">KBC solves this problem by completing the set of rewrite rules to a confluent term rewriting system (TRS). A TRS is confluent if any two terms derived from the same term can be simplified into a common descendant using the TRS. The consequence of having a confluent TRS is that all terms can be rewritten into their normal form by applying rewrite rules in an arbitrary order. Given a confluent TRS, proving equivalence is straightforward. </text:span><text:span text:style-name="T30">KBC provides a way to find such a system by deriving new rules until the TRS is confluent. For many equational theories, no finite confluent TRS exists, in which case KBC diverges. When the algorithm converges and completion is not possible, KBC becomes a semi-decision process, where proving inequality of two terms is not possible but equality is eventually proven for any two equivalent terms.</text:span><text:span text:style-name="T31"><text:note text:id="ftn7" text:note-class="endnote"><text:note-citation text:label="8">8</text:note-citation><text:note-body><text:p text:style-name="Endnote">Dick, Jeremy. (1991). An Introduction to Knuth-Bendix Completion. Comput. J.. 34. 2-15. 10.1093/comjnl/34.1.2. </text:p></text:note-body></text:note></text:span></text:p>
      <text:p text:style-name="P18"><text:span text:style-name="T32">KBC is an interesting option for generating rewrite rules for multiple reasons. Firstly, the completion process itself is independent from the proof goal </text:span><text:span text:style-name="T33">and generates rules which are generally applicable in the given theory. This means that the relevant computational overhead </text:span><text:span text:style-name="T34">only </text:span><text:span text:style-name="T33">consists of having to match, and potentially apply, more rules </text:span><text:span text:style-name="T34">during EqSat</text:span><text:span text:style-name="T33">. </text:span><text:span text:style-name="T34">Since KBC also deletes rules which are subsumed by other rules it may also remove rules which lack generality. Potentially the greatest benefit, however, comes from the term order</text:span><text:span text:style-name="T35">ing</text:span><text:span text:style-name="T34"> KBC applies. </text:span><text:span text:style-name="T35">Rule applications always simplify the term, wh</text:span><text:span text:style-name="T36">ich is very useful when trying to optimize for term size. However, the normal forms produced by KBO might not coincide with canonicalizations used to optimize for specific hardware. Also, KBC likely diverges, which means that we get none of the guarantees provided by a confluent TRS. Therefore, we still have to make a decision about when to stop the process. </text:span><text:span text:style-name="T37">Although we can prioritize rules with smaller lhs during completion, we cannot assume that local confluence is achieved for terms up to a specific size. Hence, as long as KBC doesn’t terminate EqSat may still miss rewrites.</text:span></text:p>
      <text:p text:style-name="P19"><text:span text:style-name="T32">Aside from using KBC as a way to generate rules for EqSat, we can also consider it as a standalone way of optimizing terms. The benefit KBC holds when proving equivalence is that it allows greedy rewriting as soon as a confluent system is found. As mentioned before, generally no guarantees exist, if KBC doesn’t terminate and since the normal form of a term is not known beforehand it is not possible to verify whether a term is optimal. However, due to resource constraints, EqSat also can’t give any optimality guarantees. Since rewriting greedily is much cheaper than EqSat, there would be substantial benefit in not employing EqSat at all and instead rewriting greedily. </text:span><text:span text:style-name="T38">We can expect a trade-off where EqSat is likely to find more optimal terms if it can explore a large enough space before running into resource limits, while rewriting greedily finds terms faster and will work better when fewer resources are availab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3T04:49:03.188217574</meta:creation-date>
    <dc:date>2025-07-25T07:02:19.633849652</dc:date>
    <meta:editing-duration>PT1H50M29S</meta:editing-duration>
    <meta:editing-cycles>8</meta:editing-cycles>
    <meta:generator>LibreOffice/24.8.7.2$Linux_X86_64 LibreOffice_project/480$Build-2</meta:generator>
    <meta:document-statistic meta:table-count="0" meta:image-count="0" meta:object-count="0" meta:page-count="5" meta:paragraph-count="26" meta:word-count="1625" meta:character-count="10534" meta:non-whitespace-character-count="8931"/>
  </office:meta>
</office:document-meta>
</file>